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f8f2e" officeooo:paragraph-rsid="001f8f2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205e1c" officeooo:paragraph-rsid="00205e1c" style:font-weight-asian="bold" style:font-weight-complex="bold"/>
    </style:style>
    <style:style style:name="P3" style:family="paragraph" style:parent-style-name="Standard" style:list-style-name="L3">
      <style:paragraph-properties fo:text-align="justify" style:justify-single-word="false"/>
      <style:text-properties fo:font-size="12pt" fo:font-style="normal" fo:font-weight="normal" officeooo:rsid="002de51e" officeooo:paragraph-rsid="002de51e" style:font-style-asian="normal" style:font-weight-asian="normal" style:font-style-complex="normal" style:font-weight-complex="normal"/>
    </style:style>
    <style:style style:name="P4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/>
      <style:text-properties fo:font-size="12pt" fo:font-style="normal" fo:font-weight="normal" officeooo:rsid="00322597" officeooo:paragraph-rsid="00322597" style:font-style-asian="normal" style:font-weight-asian="normal" style:font-style-complex="normal" style:font-weight-complex="normal"/>
    </style:style>
    <style:style style:name="P5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/>
      <style:text-properties fo:font-size="12pt" fo:font-style="normal" fo:font-weight="normal" officeooo:rsid="003412ea" officeooo:paragraph-rsid="003412ea" style:font-style-asian="normal" style:font-weight-asian="normal" style:font-style-complex="normal" style:font-weight-complex="normal"/>
    </style:style>
    <style:style style:name="P6" style:family="paragraph" style:parent-style-name="Standard">
      <loext:graphic-properties draw:fill-gradient-name="Gradient_20_6" draw:fill-hatch-name="hatch"/>
      <style:paragraph-properties fo:margin-top="0cm" fo:margin-bottom="0cm" style:contextual-spacing="false" fo:text-align="justify" style:justify-single-word="false"/>
      <style:text-properties fo:font-size="12pt" fo:font-style="normal" fo:font-weight="normal" officeooo:rsid="0036e5e8" officeooo:paragraph-rsid="0036e5e8" style:font-style-asian="normal" style:font-weight-asian="normal" style:font-style-complex="normal" style:font-weight-complex="normal"/>
    </style:style>
    <style:style style:name="P7" style:family="paragraph" style:parent-style-name="Standard">
      <loext:graphic-properties draw:fill-gradient-name="Gradient_20_6" draw:fill-hatch-name="hatch"/>
      <style:paragraph-properties fo:margin-top="0cm" fo:margin-bottom="0cm" style:contextual-spacing="false" fo:text-align="justify" style:justify-single-word="false"/>
      <style:text-properties fo:font-size="12pt" fo:font-style="normal" fo:font-weight="normal" officeooo:rsid="00384512" officeooo:paragraph-rsid="00384512" style:font-style-asian="normal" style:font-weight-asian="normal" style:font-style-complex="normal" style:font-weight-complex="normal"/>
    </style:style>
    <style:style style:name="P8" style:family="paragraph" style:parent-style-name="Standard">
      <loext:graphic-properties draw:fill-gradient-name="Gradient_20_7" draw:fill-hatch-name="hatch"/>
      <style:paragraph-properties fo:margin-top="0cm" fo:margin-bottom="0.275cm" style:contextual-spacing="false" fo:text-align="justify" style:justify-single-word="false"/>
      <style:text-properties fo:font-size="12pt" fo:font-style="normal" fo:font-weight="normal" officeooo:rsid="003b8b02" officeooo:paragraph-rsid="003b8b02" fo:background-color="transparent" style:font-style-asian="normal" style:font-weight-asian="normal" style:font-style-complex="normal" style:font-weight-complex="normal"/>
    </style:style>
    <style:style style:name="P9" style:family="paragraph" style:parent-style-name="Standard">
      <loext:graphic-properties draw:fill-gradient-name="Gradient_20_8" draw:fill-hatch-name="hatch"/>
      <style:paragraph-properties fo:margin-top="0cm" fo:margin-bottom="0.275cm" style:contextual-spacing="false" fo:text-align="justify" style:justify-single-word="false"/>
      <style:text-properties fo:font-size="12pt" fo:font-style="normal" fo:font-weight="normal" officeooo:rsid="003b8b02" officeooo:paragraph-rsid="003b8b02" fo:background-color="transparent" style:font-style-asian="normal" style:font-weight-asian="normal" style:font-style-complex="normal" style:font-weight-complex="normal"/>
    </style:style>
    <style:style style:name="P10" style:family="paragraph" style:parent-style-name="Standard">
      <loext:graphic-properties draw:fill-gradient-name="Gradient_20_8" draw:fill-hatch-name="hatch"/>
      <style:paragraph-properties fo:margin-top="0cm" fo:margin-bottom="0.275cm" style:contextual-spacing="false" fo:text-align="justify" style:justify-single-word="false"/>
      <style:text-properties fo:font-size="12pt" fo:font-style="normal" fo:font-weight="normal" officeooo:rsid="003b8b02" officeooo:paragraph-rsid="003cb60c" fo:background-color="transparent" style:font-style-asian="normal" style:font-weight-asian="normal" style:font-style-complex="normal" style:font-weight-complex="normal"/>
    </style:style>
    <style:style style:name="P11" style:family="paragraph" style:parent-style-name="Standard">
      <loext:graphic-properties draw:fill-gradient-name="Gradient_20_8" draw:fill-hatch-name="hatch"/>
      <style:paragraph-properties fo:margin-top="0cm" fo:margin-bottom="0.275cm" style:contextual-spacing="false" fo:text-align="justify" style:justify-single-word="false"/>
      <style:text-properties fo:font-size="12pt" fo:font-style="normal" fo:font-weight="normal" officeooo:rsid="003cb60c" officeooo:paragraph-rsid="003cb60c" fo:background-color="transparent" style:font-style-asian="normal" style:font-weight-asian="normal" style:font-style-complex="normal" style:font-weight-complex="normal"/>
    </style:style>
    <style:style style:name="P12" style:family="paragraph" style:parent-style-name="Standard">
      <loext:graphic-properties draw:fill-gradient-name="Gradient_20_8" draw:fill-hatch-name="hatch"/>
      <style:paragraph-properties fo:margin-top="0cm" fo:margin-bottom="0.275cm" style:contextual-spacing="false" fo:text-align="justify" style:justify-single-word="false"/>
      <style:text-properties fo:font-size="12pt" fo:font-style="normal" fo:font-weight="normal" officeooo:rsid="003e4a69" officeooo:paragraph-rsid="003e4a69" fo:background-color="transparent" style:font-style-asian="normal" style:font-weight-asian="normal" style:font-style-complex="normal" style:font-weight-complex="normal"/>
    </style:style>
    <style:style style:name="P13" style:family="paragraph" style:parent-style-name="Standard">
      <loext:graphic-properties draw:fill-gradient-name="Gradient_20_8" draw:fill-hatch-name="hatch"/>
      <style:paragraph-properties fo:margin-top="0cm" fo:margin-bottom="0.275cm" style:contextual-spacing="false" fo:text-align="justify" style:justify-single-word="false"/>
      <style:text-properties fo:font-size="12pt" fo:font-style="normal" fo:font-weight="normal" officeooo:rsid="003fed6b" officeooo:paragraph-rsid="003fed6b" fo:background-color="transparent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2de51e" officeooo:paragraph-rsid="002de51e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318b5a" officeooo:paragraph-rsid="00318b5a" style:font-weight-asian="normal" style:font-weight-complex="normal"/>
    </style:style>
    <style:style style:name="P16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/>
      <style:text-properties fo:font-size="12pt" fo:font-weight="normal" officeooo:rsid="00322597" officeooo:paragraph-rsid="00322597" style:font-weight-asian="normal" style:font-weight-complex="normal"/>
    </style:style>
    <style:style style:name="P17" style:family="paragraph" style:parent-style-name="Standard">
      <loext:graphic-properties draw:fill-gradient-name="Gradient_20_7" draw:fill-hatch-name="hatch"/>
      <style:paragraph-properties fo:margin-top="0cm" fo:margin-bottom="0.275cm" style:contextual-spacing="false" fo:text-align="justify" style:justify-single-word="false"/>
      <style:text-properties fo:font-size="12pt" fo:font-weight="normal" officeooo:paragraph-rsid="003aca7d" fo:background-color="transparent"/>
    </style:style>
    <style:style style:name="P18" style:family="paragraph" style:parent-style-name="Standard">
      <loext:graphic-properties draw:fill-hatch-name="hatch"/>
      <style:paragraph-properties fo:margin-top="0.275cm" fo:margin-bottom="0.275cm" style:contextual-spacing="false" fo:text-align="start" style:justify-single-word="false"/>
      <style:text-properties fo:font-size="14pt" fo:font-weight="bold" officeooo:rsid="002de51e" officeooo:paragraph-rsid="002de51e" style:font-weight-asian="bold" style:font-weight-complex="bold"/>
    </style:style>
    <style:style style:name="P19" style:family="paragraph" style:parent-style-name="Standard">
      <loext:graphic-properties draw:fill-gradient-name="gradient" draw:fill-hatch-name="hatch"/>
      <style:paragraph-properties fo:margin-top="0.275cm" fo:margin-bottom="0.275cm" style:contextual-spacing="false" fo:text-align="start" style:justify-single-word="false"/>
      <style:text-properties fo:font-size="14pt" fo:font-style="normal" fo:font-weight="bold" officeooo:rsid="002de51e" officeooo:paragraph-rsid="002de51e" style:font-style-asian="normal" style:font-weight-asian="bold" style:font-style-complex="normal" style:font-weight-complex="bold"/>
    </style:style>
    <style:style style:name="P20" style:family="paragraph" style:parent-style-name="Standard">
      <loext:graphic-properties draw:fill-hatch-name="hatch"/>
      <style:paragraph-properties fo:margin-top="0.275cm" fo:margin-bottom="0.275cm" style:contextual-spacing="false" fo:text-align="justify" style:justify-single-word="false"/>
      <style:text-properties fo:font-size="14pt" fo:font-style="normal" fo:font-weight="bold" officeooo:rsid="00322597" officeooo:paragraph-rsid="00322597" style:font-style-asian="normal" style:font-weight-asian="bold" style:font-style-complex="normal" style:font-weight-complex="bold"/>
    </style:style>
    <style:style style:name="P21" style:family="paragraph" style:parent-style-name="Standard">
      <loext:graphic-properties draw:fill-hatch-name="hatch"/>
      <style:paragraph-properties fo:margin-top="0.275cm" fo:margin-bottom="0.275cm" style:contextual-spacing="false" fo:text-align="justify" style:justify-single-word="false"/>
      <style:text-properties fo:font-size="14pt" fo:font-style="normal" fo:font-weight="bold" officeooo:rsid="0036e5e8" officeooo:paragraph-rsid="0036e5e8" style:font-style-asian="normal" style:font-weight-asian="bold" style:font-style-complex="normal" style:font-weight-complex="bold"/>
    </style:style>
    <style:style style:name="P22" style:family="paragraph" style:parent-style-name="Standard">
      <loext:graphic-properties draw:fill-hatch-name="hatch"/>
      <style:paragraph-properties fo:margin-top="0.275cm" fo:margin-bottom="0.275cm" style:contextual-spacing="false" fo:text-align="justify" style:justify-single-word="false"/>
      <style:text-properties fo:font-size="14pt" fo:font-style="normal" fo:font-weight="bold" officeooo:rsid="0038caef" officeooo:paragraph-rsid="0038caef" style:font-style-asian="normal" style:font-weight-asian="bold" style:font-style-complex="normal" style:font-weight-complex="bold"/>
    </style:style>
    <style:style style:name="P23" style:family="paragraph" style:parent-style-name="Standard">
      <loext:graphic-properties draw:fill-gradient-name="Gradient_20_2" draw:fill-hatch-name="hatch"/>
      <style:paragraph-properties fo:margin-top="0cm" fo:margin-bottom="0.275cm" style:contextual-spacing="false" style:line-height-at-least="0.476cm"/>
      <style:text-properties fo:font-size="9.75pt" fo:font-weight="normal" fo:background-color="transparent"/>
    </style:style>
    <style:style style:name="P24" style:family="paragraph" style:parent-style-name="Standard">
      <loext:graphic-properties draw:fill-gradient-name="Gradient_20_4" draw:fill-hatch-name="hatch"/>
      <style:paragraph-properties fo:margin-top="0cm" fo:margin-bottom="0.275cm" style:contextual-spacing="false" style:line-height-at-least="0.476cm"/>
      <style:text-properties fo:font-size="9.75pt" fo:font-weight="normal" fo:background-color="transparent"/>
    </style:style>
    <style:style style:name="P25" style:family="paragraph" style:parent-style-name="Standard">
      <loext:graphic-properties draw:fill-gradient-name="Gradient_20_6" draw:fill-hatch-name="hatch"/>
      <style:paragraph-properties fo:margin-top="0cm" fo:margin-bottom="0cm" style:contextual-spacing="false" fo:text-align="justify" style:justify-single-word="false"/>
      <style:text-properties fo:font-size="9.75pt" fo:font-style="normal" fo:font-weight="normal" officeooo:rsid="0038caef" officeooo:paragraph-rsid="0038caef" fo:background-color="transparent" style:font-style-asian="normal" style:font-weight-asian="normal" style:font-style-complex="normal" style:font-weight-complex="normal"/>
    </style:style>
    <style:style style:name="P26" style:family="paragraph" style:parent-style-name="Standard">
      <loext:graphic-properties draw:fill="none" draw:fill-color="#ffffff" draw:fill-gradient-name="Gradient_20_1" draw:fill-hatch-name="hatch"/>
      <style:paragraph-properties fo:margin-top="0.275cm" fo:margin-bottom="0cm" style:contextual-spacing="false" fo:text-align="justify" style:justify-single-word="false" fo:background-color="transparent"/>
      <style:text-properties fo:color="#000000" loext:opacity="100%" style:font-name="Droid Sans Mono" fo:font-size="9.75pt" fo:font-weight="normal" officeooo:paragraph-rsid="00318b5a" fo:background-color="transparent"/>
    </style:style>
    <style:style style:name="P27" style:family="paragraph" style:parent-style-name="Standard">
      <style:paragraph-properties style:line-height-at-least="0.476cm"/>
      <style:text-properties fo:color="#000000" loext:opacity="100%" style:font-name="Droid Sans Mono" fo:font-size="9.75pt" fo:font-weight="normal" fo:background-color="transparent"/>
    </style:style>
    <style:style style:name="P28" style:family="paragraph" style:parent-style-name="Standard">
      <loext:graphic-properties draw:fill-gradient-name="Gradient_20_3" draw:fill-hatch-name="hatch"/>
      <style:paragraph-properties fo:margin-top="0.275cm" fo:margin-bottom="0cm" style:contextual-spacing="false" fo:text-align="justify" style:justify-single-word="false"/>
      <style:text-properties fo:color="#000000" loext:opacity="100%" style:font-name="Droid Sans Mono" fo:font-size="9.75pt" fo:font-weight="normal" officeooo:rsid="00322597" officeooo:paragraph-rsid="00322597" fo:background-color="transparent" style:font-weight-asian="normal" style:font-weight-complex="normal"/>
    </style:style>
    <style:style style:name="P29" style:family="paragraph" style:parent-style-name="Standard">
      <loext:graphic-properties draw:fill-gradient-name="Gradient_20_6" draw:fill-hatch-name="hatch"/>
      <style:paragraph-properties fo:margin-top="0cm" fo:margin-bottom="0cm" style:contextual-spacing="false" fo:text-align="justify" style:justify-single-word="false"/>
      <style:text-properties fo:color="#000000" loext:opacity="100%" style:font-name="Droid Sans Mono" fo:font-size="9.75pt" fo:font-style="normal" fo:font-weight="normal" officeooo:rsid="0038caef" officeooo:paragraph-rsid="0038caef" fo:background-color="transparent" style:font-style-asian="normal" style:font-weight-asian="normal" style:font-style-complex="normal" style:font-weight-complex="normal"/>
    </style:style>
    <style:style style:name="P30" style:family="paragraph" style:parent-style-name="Standard">
      <loext:graphic-properties draw:fill-gradient-name="Gradient_20_6" draw:fill-hatch-name="hatch"/>
      <style:paragraph-properties fo:margin-top="0cm" fo:margin-bottom="0cm" style:contextual-spacing="false" fo:text-align="justify" style:justify-single-word="false"/>
      <style:text-properties fo:color="#000000" loext:opacity="100%" style:font-name="Droid Sans Mono" fo:font-size="9.75pt" fo:font-style="normal" fo:font-weight="normal" officeooo:rsid="00390aae" officeooo:paragraph-rsid="00390aae" fo:background-color="transparent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style:line-height-at-least="0.476cm"/>
      <style:text-properties style:font-name="Liberation Serif" fo:font-size="12pt" fo:font-weight="normal" officeooo:rsid="00322597" officeooo:paragraph-rsid="00322597" fo:background-color="transparent" style:font-size-asian="10.5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f7bf5" style:font-style-asian="normal" style:font-style-complex="normal"/>
    </style:style>
    <style:style style:name="T3" style:family="text">
      <style:text-properties fo:font-style="normal" officeooo:rsid="003aca7d" style:font-style-asian="normal" style:font-weight-asian="normal" style:font-style-complex="normal" style:font-weight-complex="normal"/>
    </style:style>
    <style:style style:name="T4" style:family="text">
      <style:text-properties officeooo:rsid="002de51e"/>
    </style:style>
    <style:style style:name="T5" style:family="text">
      <style:text-properties fo:color="#0000ff" loext:opacity="100%"/>
    </style:style>
    <style:style style:name="T6" style:family="text">
      <style:text-properties fo:color="#0000ff" loext:opacity="100%" fo:font-style="normal" style:font-style-asian="normal" style:font-style-complex="normal"/>
    </style:style>
    <style:style style:name="T7" style:family="text">
      <style:text-properties fo:color="#0000ff" loext:opacity="100%" style:font-name="Droid Sans Mono"/>
    </style:style>
    <style:style style:name="T8" style:family="text">
      <style:text-properties fo:color="#0000ff" loext:opacity="100%" style:font-name="Droid Sans Mono" fo:font-size="9.75pt" fo:background-color="transparent" loext:char-shading-value="0"/>
    </style:style>
    <style:style style:name="T9" style:family="text">
      <style:text-properties fo:color="#0000ff" loext:opacity="100%" style:font-name="Droid Sans Mono" fo:font-size="9.75pt" fo:background-color="#ffffff" loext:char-shading-value="0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="Droid Sans Mono"/>
    </style:style>
    <style:style style:name="T12" style:family="text">
      <style:text-properties fo:color="#267f99" loext:opacity="100%"/>
    </style:style>
    <style:style style:name="T13" style:family="text">
      <style:text-properties fo:color="#267f99" loext:opacity="100%" fo:font-style="normal" style:font-style-asian="normal" style:font-style-complex="normal"/>
    </style:style>
    <style:style style:name="T14" style:family="text">
      <style:text-properties fo:color="#267f99" loext:opacity="100%" style:font-name="Droid Sans Mono"/>
    </style:style>
    <style:style style:name="T15" style:family="text">
      <style:text-properties fo:color="#267f99" loext:opacity="100%" style:font-name="Droid Sans Mono" fo:font-size="9.75pt" fo:font-style="normal" officeooo:rsid="0038caef" style:font-style-asian="normal" style:font-weight-asian="normal" style:font-style-complex="normal" style:font-weight-complex="normal"/>
    </style:style>
    <style:style style:name="T16" style:family="text">
      <style:text-properties fo:color="#001080" loext:opacity="100%"/>
    </style:style>
    <style:style style:name="T17" style:family="text">
      <style:text-properties fo:color="#001080" loext:opacity="100%" style:font-name="Droid Sans Mono"/>
    </style:style>
    <style:style style:name="T18" style:family="text">
      <style:text-properties fo:color="#001080" loext:opacity="100%" style:font-name="Droid Sans Mono" fo:font-size="9.75pt"/>
    </style:style>
    <style:style style:name="T19" style:family="text">
      <style:text-properties fo:color="#001080" loext:opacity="100%" style:font-name="Droid Sans Mono" fo:font-size="9.75pt" fo:background-color="transparent" loext:char-shading-value="0"/>
    </style:style>
    <style:style style:name="T20" style:family="text">
      <style:text-properties fo:color="#001080" loext:opacity="100%" style:font-name="Droid Sans Mono" fo:font-size="9.75pt" officeooo:rsid="0038caef"/>
    </style:style>
    <style:style style:name="T21" style:family="text">
      <style:text-properties fo:color="#098658" loext:opacity="100%"/>
    </style:style>
    <style:style style:name="T22" style:family="text">
      <style:text-properties officeooo:rsid="003412ea"/>
    </style:style>
    <style:style style:name="T23" style:family="text">
      <style:text-properties fo:color="#795e26" loext:opacity="100%"/>
    </style:style>
    <style:style style:name="T24" style:family="text">
      <style:text-properties fo:color="#795e26" loext:opacity="100%" style:font-name="Droid Sans Mono"/>
    </style:style>
    <style:style style:name="T25" style:family="text">
      <style:text-properties officeooo:rsid="003b8b02"/>
    </style:style>
    <style:style style:name="T26" style:family="text">
      <style:text-properties officeooo:rsid="003cb60c"/>
    </style:style>
    <style:style style:name="T27" style:family="text">
      <style:text-properties officeooo:rsid="003e4a6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koban</text:p>
      <text:p text:style-name="P2"><text:span text:style-name="T4">Programozói</text:span> dokumentáció</text:p>
      <text:p text:style-name="P18">Program felépítése</text:p>
      <text:list xml:id="list2953736727" text:style-name="L3">
        <text:list-item>
          <text:p text:style-name="P3"><text:span text:style-name="T8">main.c</text:span> – program kezdőpontja, ez hívja meg a menüt, játékot és pályaszerkesztőt</text:p>
        </text:list-item>
        <text:list-item>
          <text:p text:style-name="P3"><text:span text:style-name="T8">menu.c</text:span> – főmenü kirajzolása a kijelzőre</text:p>
        </text:list-item>
        <text:list-item>
          <text:p text:style-name="P3"><text:span text:style-name="T8">play.c</text:span> – játék játszása</text:p>
        </text:list-item>
        <text:list-item>
          <text:p text:style-name="P3"><text:span text:style-name="T8">edit.c</text:span> – szintszerkesztő</text:p>
        </text:list-item>
        <text:list-item>
          <text:p text:style-name="P3"><text:span text:style-name="T8">file.c</text:span> – fájlkezelés, szintekhez láncolt lista építése</text:p>
        </text:list-item>
        <text:list-item>
          <text:p text:style-name="P3"><text:span text:style-name="T8">input.c</text:span> – szövegbeviteli mező kezelése, előugró ablakok kezelése</text:p>
        </text:list-item>
        <text:list-item>
          <text:p text:style-name="P3"><text:span text:style-name="T8">tiles.c</text:span> – pályák mezőinek kezelése és ezek kijelzőre rajzolása</text:p>
        </text:list-item>
        <text:list-item>
          <text:p text:style-name="P3"><text:span text:style-name="T8">coordinates.h</text:span> – koordinátákat tartalmazó struktúra</text:p>
        </text:list-item>
      </text:list>
      <text:p text:style-name="P19">Adatstruktúrák</text:p>
      <text:p text:style-name="P14"><text:span text:style-name="T1">A menu.c, play.c és editor.c mindegyike rendelkezik egy saját adatstruktúrával az aktuális állapot tárolásához. Ezekben a struktúrákban van eltárolva az adott programrész állapota, és a függvények nagy része kizárólag ezt az állapotot tartalmazó struktúrát kapják meg. </text:span><text:span text:style-name="T2">Mindhárom adatstruktúra tartalmazza az SDL-hez szükséges pointereket.</text:span></text:p>
      <text:p text:style-name="P15"><text:span text:style-name="T1">A betöltött szinteket láncolt listában tárolja a program, amelyet a fájl betöltésekor generál. Ez a struktúra kétirányú láncolást tesz lehetővé, ami a szintek közötti könnyű lépkedést teszi lehetővé.</text:span></text:p>
      <text:p text:style-name="P26"><text:span text:style-name="T6">typedef</text:span><text:span text:style-name="T1"> </text:span><text:span text:style-name="T6">struct</text:span><text:span text:style-name="T1"> </text:span><text:span text:style-name="T13">Level</text:span></text:p>
      <text:p text:style-name="P27">{</text:p>
      <text:p text:style-name="P27"><text:span text:style-name="T12"><text:tab/>Coordinates</text:span> <text:span text:style-name="T16">size</text:span>;</text:p>
      <text:p text:style-name="P27"><text:span text:style-name="T12"><text:tab/>TileState</text:span> *<text:span text:style-name="T16">tiles</text:span>;</text:p>
      <text:p text:style-name="P27"><text:span text:style-name="T5"><text:tab/>char</text:span> *<text:span text:style-name="T16">name</text:span>;</text:p>
      <text:p text:style-name="P27"><text:span text:style-name="T5"><text:tab/>struct</text:span> <text:span text:style-name="T12">Level</text:span> *<text:span text:style-name="T16">prev</text:span>;</text:p>
      <text:p text:style-name="P27"><text:span text:style-name="T5"><text:tab/>struct</text:span> <text:span text:style-name="T12">Level</text:span> *<text:span text:style-name="T16">next</text:span>;</text:p>
      <text:p text:style-name="P23"><text:span text:style-name="T11">} </text:span><text:span text:style-name="T14">Level</text:span><text:span text:style-name="T11">;</text:span></text:p>
      <text:p text:style-name="P31"><text:span text:style-name="T10">A </text:span><text:span text:style-name="T18">size</text:span><text:span text:style-name="T10">-ban van eltárolva a szint mérete, a </text:span><text:span text:style-name="T18">tiles</text:span><text:span text:style-name="T10">-ban vannak a szint egyes mezőinek állapota. Ez azért csak egy sima lista, és nem egy 2D-s tömb, mivel így sokkal egyszerűbb a tárolása, és csak egy kicsivel bonyolultabb a hozzáférés (minden sor utolsó eleme után következik a következő sor eleje elválasztó nélkül, ezért mindenképpen kell tudni a pálya méretét). A </text:span><text:span text:style-name="T18">name</text:span><text:span text:style-name="T10">-ben van eltárolva a szint neve egy dinamikusan foglalt memóriaterületen. A </text:span><text:span text:style-name="T18">prev </text:span><text:span text:style-name="T10">és </text:span><text:span text:style-name="T18">next </text:span><text:span text:style-name="T10">az előző, illetve következő pályára mutatnak.</text:span></text:p>
      <text:p text:style-name="P20">Fájlok betöltése és kiírása</text:p>
      <text:p text:style-name="P16"><text:span text:style-name="T1">A sokobanhoz használt fájlok valamennyire szabványosítva vannak, de így is van többféle variánsa. Például az egyiknél a pálya előtt van a neve, másiknál utána, van ahol vannak nem teljes sorok stb. Ezeket a programnak tudnia kell kezelnie. A fájlok beolvasásához az alábbi struktúrát használja a program</text:span></text:p>
      <text:p text:style-name="P28"><text:span text:style-name="T6">typedef</text:span><text:span text:style-name="T1"> </text:span><text:span text:style-name="T6">struct</text:span><text:span text:style-name="T1"> </text:span><text:span text:style-name="T13">LoadState</text:span></text:p>
      <text:p text:style-name="P27">{</text:p>
      <text:p text:style-name="P27"><text:span text:style-name="T5"><text:tab/>char</text:span> <text:span text:style-name="T16">line</text:span>[<text:span text:style-name="T21">64</text:span>];</text:p>
      <text:p text:style-name="P27"><text:span text:style-name="T5"><text:tab/>int</text:span> <text:span text:style-name="T16">lineLength</text:span>;</text:p>
      <text:p text:style-name="P27"><text:span text:style-name="T5"><text:tab/>char</text:span> <text:span text:style-name="T16">name</text:span>[<text:span text:style-name="T21">64</text:span>];</text:p>
      <text:p text:style-name="P27"><text:span text:style-name="T12"><text:tab/>TileState</text:span> <text:span text:style-name="T16">level</text:span>[<text:span text:style-name="T21">209</text:span>];</text:p>
      <text:p text:style-name="P27"><text:span text:style-name="T5"><text:tab/>int</text:span> <text:span text:style-name="T16">rowIndex</text:span>;</text:p>
      <text:p text:style-name="P27"><text:span text:style-name="T5"><text:tab/>int</text:span> <text:span text:style-name="T16">maxLength</text:span>;</text:p>
      <text:p text:style-name="P24"><text:span text:style-name="T11">} </text:span><text:span text:style-name="T14">LoadState</text:span><text:span text:style-name="T11">;</text:span></text:p>
      <text:p text:style-name="P4"><text:soft-page-break/>Itt a program soronként olvassa be és dolgozza fel a fájlokat. Ha egy sok elején pontosvessző van, akkor azt azonnal beírja a szint nevének, ha több ilyen sor is van, akkor mindig felülírja az aktuális nevet, azaz mindig a legutolsó név marad meg</text:p>
      <text:p text:style-name="P4">Amikor egy sor elején érvényes pálya karaktert talál, akkor azt lekezdi betölteni a <text:span text:style-name="T19">level</text:span> megfelelő helyére. Azt a pálya méretének tudata nélkül úgy csinálja, hogy minden sort 19 hosszúnak (maximális támogatott hossz) vesz, és úgy tölti ki a változót. Emellett számon tartja, hogy jelenleg melyik sorba ír, és hogy menni volt az eddigi leghosszabb sor. <text:span text:style-name="T22">Ez majd a szint láncolt listához való hozzáadásakor lesz fontos.</text:span></text:p>
      <text:p text:style-name="P5">A szint beolvasás akkor ér véget, amikor egy üres sort olvas a program, vagy a fájl végére ért. Ilyenkor a program a memóriát foglal a leendő szint elemnek, majd megfelelően elkezdi kitölteni. A szint mérete a <text:span text:style-name="T19">rowIndex</text:span>-ből és a <text:span text:style-name="T19">maxLength</text:span>-ből következik, ennek megfelelő mennyiségű memóriát foglal a program, majd bemásolja oda a pályát. A szint nevének is pontosan annyi memóriát foglal, amennyire szükség van. Ezek után beszúrja az újonnan készített szintet a láncolt lista végére</text:p>
      <text:p text:style-name="P21">Szövegbeviteli mező és az ékezetes karakterek</text:p>
      <text:p text:style-name="P6">Az ékezetes karakterek kezelése meglepően bonyolult. C-ben egy ékezetes karakter az 2 különálló karakterből áll, amely kettőből áll össze maga az ékezetes karakter. A szövegbeviteli mezőnél ez kimondottan fontos volt, mivel a szint nevét is ezzel lehet megadni.</text:p>
      <text:p text:style-name="P7">A szövegbeviteli mező egy memóriában tárolt stringet módisít a bemeneteknek megfelelően, és mindig ezt írja ki a kijelzőre. Az ékezetes betűk miatt minden billentyűt külön kell kezelni. Egy billentyű lenyomásakor (vagy a kijelzőn lévő billentyűre kattintáskor) a program a bevitt stringhez egyszerűen hozzácsatolja az új karaktert. Szerencsére itt minden működik a ékezetes karakterekkel. A törlés sajnos már nem ilyen egyszerű, viszont ki lehet használni, hogy az összes magyar ékezetes karakternek mindkét tagja egyenként érvénytelen betű, azaz nincs benne a hagyományos ASCII táblában. A törlés függvény egyszerűen ezt nézi: ha az utolsó két karakter kódja „érvénytelen”, akkor mindkettőt törli (azaz töröl egy ékezetes betűt), és ha nem, akkor csak egyet töröl.</text:p>
      <text:p text:style-name="P22">Programban használt főbb függvények</text:p>
      <text:p text:style-name="P25"><text:span text:style-name="T14">SDL_Renderer</text:span><text:span text:style-name="T11"> *</text:span><text:span text:style-name="T24">initSDL</text:span><text:span text:style-name="T11">()</text:span></text:p>
      <text:p text:style-name="P17"><text:span text:style-name="T3">SDL inicializálása. Visszatér </text:span><text:span text:style-name="T15">SDL_Renderer</text:span><text:span text:style-name="T3">-rel ha sikeres volt és </text:span><text:span text:style-name="T9">NULL</text:span><text:span text:style-name="T3">-lal ha sikertelen.</text:span></text:p>
      <text:p text:style-name="P25"><text:span text:style-name="T7">static</text:span><text:span text:style-name="T11"> </text:span><text:span text:style-name="T14">TileState</text:span><text:span text:style-name="T11"> </text:span><text:span text:style-name="T24">getTileState</text:span><text:span text:style-name="T11">(</text:span><text:span text:style-name="T14">Level</text:span><text:span text:style-name="T11"> *</text:span><text:span text:style-name="T17">level</text:span><text:span text:style-name="T11">, </text:span><text:span text:style-name="T7">int</text:span><text:span text:style-name="T11"> </text:span><text:span text:style-name="T17">x</text:span><text:span text:style-name="T11">, </text:span><text:span text:style-name="T7">int</text:span><text:span text:style-name="T11"> </text:span><text:span text:style-name="T17">y</text:span><text:span text:style-name="T11">)</text:span></text:p>
      <text:p text:style-name="P8">A szinten egy mező állapotának lekérdezése. Ez a függvény számolja át a koordinátákat indexszé. Túlindexelés esetén érvénytelen állapotot ad vissza</text:p>
      <text:p text:style-name="P29"><text:span text:style-name="T5">static</text:span> <text:span text:style-name="T5">void</text:span> <text:span text:style-name="T23">setTileState</text:span>(<text:span text:style-name="T12">Level</text:span> *<text:span text:style-name="T16">level</text:span>, <text:span text:style-name="T5">int</text:span> <text:span text:style-name="T16">x</text:span>, <text:span text:style-name="T5">int</text:span> <text:span text:style-name="T16">y</text:span>, <text:span text:style-name="T12">TileState</text:span> <text:span text:style-name="T16">state</text:span>)</text:p>
      <text:p text:style-name="P8">A szinten egy mező állapotának beállítása. Ez a függvény számolja át a koordinátákat indexszé. Túlindexelés esetén nem csinál semmit</text:p>
      <text:p text:style-name="P29"><text:span text:style-name="T5">static</text:span> <text:span text:style-name="T5">void</text:span> <text:span text:style-name="T23">render</text:span>(<text:span text:style-name="T12">PlayState</text:span> *<text:span text:style-name="T16">state</text:span>)</text:p>
      <text:p text:style-name="P29"><text:span text:style-name="T5">static</text:span> <text:span text:style-name="T5">void</text:span> <text:span text:style-name="T23">render</text:span>(<text:span text:style-name="T12">EditState</text:span> *<text:span text:style-name="T16">state</text:span>)</text:p>
      <text:p text:style-name="P29"><text:span text:style-name="T5">static</text:span> <text:span text:style-name="T5">void</text:span> <text:span text:style-name="T23">renderMenu</text:span>(<text:span text:style-name="T12">MenuState</text:span> *<text:span text:style-name="T16">state</text:span>)</text:p>
      <text:p text:style-name="P29"><text:span text:style-name="T5">static</text:span> <text:span text:style-name="T5">void</text:span> <text:span text:style-name="T23">renderInput</text:span>(<text:span text:style-name="T12">InputState</text:span> *<text:span text:style-name="T16">state</text:span>)</text:p>
      <text:p text:style-name="P8">Különböző állapotok kijelzőre rendrerlése. Mindegyik megkapja a <text:span text:style-name="T20">state</text:span>-ben a program jelenlegi állapotát (amit renderelnie kell) és a rendereléshes szökséges SDL-es pointereket</text:p>
      <text:p text:style-name="P29"><text:span text:style-name="T5">static</text:span> <text:span text:style-name="T5">bool</text:span> <text:span text:style-name="T23">fillState</text:span>(<text:span text:style-name="T12">PlayState</text:span> *<text:span text:style-name="T16">state</text:span>, <text:span text:style-name="T12">Level</text:span> *<text:span text:style-name="T16">level</text:span>)</text:p>
      <text:p text:style-name="P8">Szint betöltése a játékállapotba. Szint visszaállításához szükséges. Memóriát foglal a szintnek</text:p>
      <text:p text:style-name="P29"><text:span text:style-name="T5">static</text:span> <text:span text:style-name="T5">void</text:span> <text:span text:style-name="T23">freeState</text:span>(<text:span text:style-name="T12">PlayState</text:span> *<text:span text:style-name="T16">state</text:span>)</text:p>
      <text:p text:style-name="P8">Előző függvény által foglalt memóriát szabadítja fel.</text:p>
      <text:p text:style-name="P29"><text:span text:style-name="T5">static</text:span> <text:span text:style-name="T5">void</text:span> <text:span text:style-name="T23">nextLevel</text:span>(<text:span text:style-name="T12">PlayState</text:span> *<text:span text:style-name="T16">state</text:span>)</text:p>
      <text:p text:style-name="P29"><text:span text:style-name="T5">static</text:span> <text:span text:style-name="T5">void</text:span> <text:span text:style-name="T23">prevLevel</text:span>(<text:span text:style-name="T12">PlayState</text:span> *<text:span text:style-name="T16">state</text:span>)</text:p>
      <text:p text:style-name="P29"><text:span text:style-name="T5">static</text:span> <text:span text:style-name="T5">void</text:span> <text:span text:style-name="T23">nextLevel</text:span>(<text:span text:style-name="T12">EditState</text:span> *<text:span text:style-name="T16">state</text:span>)</text:p>
      <text:p text:style-name="P29"><text:span text:style-name="T5">static</text:span> <text:span text:style-name="T5">void</text:span> <text:span text:style-name="T23">prevLevel</text:span>(<text:span text:style-name="T12">EditState</text:span> *<text:span text:style-name="T16">state</text:span>)</text:p>
      <text:p text:style-name="P8"><text:soft-page-break/>Előző és következő szintekre ugrás (játék é szerkesztés módban). Mindig a jelenlegi állapotba tölti be az új szintet, ezért nincs visszatérési értéke.</text:p>
      <text:p text:style-name="P29"><text:span text:style-name="T5">static</text:span> <text:span text:style-name="T5">bool</text:span> <text:span text:style-name="T23">checkLevels</text:span>(<text:span text:style-name="T12">Level</text:span> *<text:span text:style-name="T16">level</text:span>)</text:p>
      <text:p text:style-name="P8">Szintek érvényességének vizsgálata. A játszás függvény futtatja le játék elkezdése előtt.</text:p>
      <text:p text:style-name="P29"><text:span text:style-name="T5">static</text:span> <text:span text:style-name="T5">bool</text:span> <text:span text:style-name="T23">processMovement</text:span>(<text:span text:style-name="T5">int</text:span> <text:span text:style-name="T16">dir</text:span>, <text:span text:style-name="T12">PlayState</text:span> *<text:span text:style-name="T16">state</text:span>)</text:p>
      <text:p text:style-name="P29"><text:span text:style-name="T5">static</text:span> <text:span text:style-name="T5">bool</text:span> <text:span text:style-name="T23">processMovement</text:span>(<text:span text:style-name="T5">int</text:span> <text:span text:style-name="T16">dir</text:span>, <text:span text:style-name="T12">MenuState</text:span> *<text:span text:style-name="T16">state</text:span>)</text:p>
      <text:p text:style-name="P8">Mozgás feldolgozása megadott irány szerint. Ez a függvény tologatja a ládát is és teszteli, hogy a lépés érvényes-e. Visszaérési értéke igaz, ha a pályát újra ki kell rajzolni a kijelzőre (azaz változott benne valami).</text:p>
      <text:p text:style-name="P29"><text:span text:style-name="T5">static</text:span> <text:span text:style-name="T5">bool</text:span> <text:span text:style-name="T23">handleEvent</text:span>(<text:span text:style-name="T12">SDL_Event</text:span> <text:span text:style-name="T16">event</text:span>, <text:span text:style-name="T12">PlayState</text:span> *<text:span text:style-name="T16">state</text:span>)</text:p>
      <text:p text:style-name="P29"><text:span text:style-name="T5">static</text:span> <text:span text:style-name="T5">bool</text:span> <text:span text:style-name="T23">handleEvent</text:span>(<text:span text:style-name="T12">SDL_Event</text:span> <text:span text:style-name="T16">event</text:span>, <text:span text:style-name="T12">MenuState</text:span> *<text:span text:style-name="T16">state</text:span>)</text:p>
      <text:p text:style-name="P29"><text:span text:style-name="T5">static</text:span> <text:span text:style-name="T5">bool</text:span> <text:span text:style-name="T23">handleEvent</text:span>(<text:span text:style-name="T12">SDL_Event</text:span> <text:span text:style-name="T16">event</text:span>, <text:span text:style-name="T12">EditState</text:span> *<text:span text:style-name="T16">state</text:span>)</text:p>
      <text:p text:style-name="P29"><text:span text:style-name="T5">static</text:span> <text:span text:style-name="T5">bool</text:span> <text:span text:style-name="T23">handleEvent</text:span>(<text:span text:style-name="T12">SDL_Event</text:span> <text:span text:style-name="T16">event</text:span>, <text:span text:style-name="T12">InputState</text:span> *<text:span text:style-name="T16">state</text:span>)</text:p>
      <text:p text:style-name="P9">SDL események kezelése. Itt történik a billentyű lenyomások tesztelése és az egér kattintások feldolgozása.</text:p>
      <text:p text:style-name="P29"><text:span text:style-name="T5">int</text:span> <text:span text:style-name="T23">mainMenu</text:span>(<text:span text:style-name="T12">SDL_Renderer</text:span> *<text:span text:style-name="T16">renderer</text:span>, <text:span text:style-name="T12">SDL_Texture</text:span> *<text:span text:style-name="T16">tiles</text:span>, <text:span text:style-name="T12">TTF_Font</text:span> *<text:span text:style-name="T16">font</text:span>, <text:span text:style-name="T5">char</text:span> *<text:span text:style-name="T16">filename</text:span>)</text:p>
      <text:p text:style-name="P9">Főmenü kirajzolása és futtatása. Visszatérési értéke 0, ha bezárták az ablakot, 1, ha játék, 2, ha szintszertkesztőt választott a játékos.</text:p>
      <text:p text:style-name="P29"><text:span text:style-name="T5">int</text:span> <text:span text:style-name="T23">playLevel</text:span>(<text:span text:style-name="T12">SDL_Renderer</text:span> *<text:span text:style-name="T16">renderer</text:span>, <text:span text:style-name="T12">SDL_Texture</text:span> *<text:span text:style-name="T16">tiles</text:span>, <text:span text:style-name="T12">TTF_Font</text:span> *<text:span text:style-name="T16">font</text:span>, <text:span text:style-name="T5">char</text:span> *<text:span text:style-name="T16">filename</text:span>)</text:p>
      <text:p text:style-name="P9">Pályák betöltése és játszása. Visszatérési értéke 0, ha bezárták az ablakot, 1, ha sikeresen véget ért a játék.</text:p>
      <text:p text:style-name="P29"><text:span text:style-name="T5">int</text:span> <text:span text:style-name="T23">editLevel</text:span>(<text:span text:style-name="T12">SDL_Renderer</text:span> *<text:span text:style-name="T16">renderer</text:span>, <text:span text:style-name="T12">SDL_Texture</text:span> *<text:span text:style-name="T16">tiles</text:span>, <text:span text:style-name="T12">TTF_Font</text:span> *<text:span text:style-name="T16">font</text:span>, <text:span text:style-name="T5">char</text:span> *<text:span text:style-name="T16">filename</text:span>)</text:p>
      <text:p text:style-name="P10">Szintszerkesztő megnyitása. Visszatérési értéke 0, ha bezárták az ablakot, 1, ha sikeresen véget ért a <text:span text:style-name="T26">szint szerkesztése</text:span>.</text:p>
      <text:p text:style-name="P29"><text:span text:style-name="T5">static</text:span> <text:span text:style-name="T5">void</text:span> <text:span text:style-name="T23">addLevel</text:span>(<text:span text:style-name="T12">EditState</text:span> *<text:span text:style-name="T16">state</text:span>, <text:span text:style-name="T5">bool</text:span> <text:span text:style-name="T16">dir</text:span>)</text:p>
      <text:p text:style-name="P11">Szintszerkesztés közben új szint hozzáadása a megadott irányba.</text:p>
      <text:p text:style-name="P29"><text:span text:style-name="T5">static</text:span> <text:span text:style-name="T5">void</text:span> <text:span text:style-name="T23">deleteCurrent</text:span>(<text:span text:style-name="T12">EditState</text:span> *<text:span text:style-name="T16">state</text:span>)</text:p>
      <text:p text:style-name="P11">Szintszerkesztés közben jelenlegi szint törlése.</text:p>
      <text:p text:style-name="P29"><text:span text:style-name="T12">LoadLevelResult</text:span> <text:span text:style-name="T23">loadLevel</text:span>(<text:span text:style-name="T5">char</text:span> *<text:span text:style-name="T16">filename</text:span>)</text:p>
      <text:p text:style-name="P12">Szint betöltése fájlból. A visszatérési struktúra tartalmazza a betöltés eredményességét és a láncolt listára mutató pointert (amennyiben eredményes volt a betöltés).</text:p>
      <text:p text:style-name="P29"><text:span text:style-name="T5">static</text:span> <text:span text:style-name="T5">int</text:span> <text:span text:style-name="T23">addLevel</text:span>(<text:span text:style-name="T12">LoadState</text:span> *<text:span text:style-name="T16">state</text:span>, <text:span text:style-name="T12">Level</text:span> **<text:span text:style-name="T16">first</text:span>, <text:span text:style-name="T12">Level</text:span> **<text:span text:style-name="T16">current</text:span>)</text:p>
      <text:p text:style-name="P12">Szint betöltése közben új szint hozzáadása az éppen épülő láncolt listához.</text:p>
      <text:p text:style-name="P29"><text:span text:style-name="T5">void</text:span> <text:span text:style-name="T23">unloadLevel</text:span>(<text:span text:style-name="T12">Level</text:span> *<text:span text:style-name="T16">level</text:span>)</text:p>
      <text:p text:style-name="P12">Szintek felszabadítása.</text:p>
      <text:p text:style-name="P29"><text:span text:style-name="T5">bool</text:span> <text:span text:style-name="T23">saveLevel</text:span>(<text:span text:style-name="T12">Level</text:span> *<text:span text:style-name="T16">level</text:span>, <text:span text:style-name="T5">char</text:span> *<text:span text:style-name="T16">filename</text:span>)</text:p>
      <text:p text:style-name="P12">Szintek elmentése az adott fájlba. Nem szabadítja fel a memóriát.</text:p>
      <text:p text:style-name="P29"><text:span text:style-name="T5">int</text:span> <text:span text:style-name="T23">textInput</text:span>(<text:span text:style-name="T12">SDL_Renderer</text:span> *<text:span text:style-name="T16">renderer</text:span>, <text:span text:style-name="T12">SDL_Texture</text:span> *<text:span text:style-name="T16">tiles</text:span>, <text:span text:style-name="T12">TTF_Font</text:span> *<text:span text:style-name="T16">font</text:span>, <text:span text:style-name="T5">char</text:span> *<text:span text:style-name="T16">promptText</text:span>, <text:span text:style-name="T5">char</text:span> *<text:span text:style-name="T16">enteredText</text:span>, <text:span text:style-name="T5">int</text:span> <text:span text:style-name="T16">maxLength</text:span>)</text:p>
      <text:p text:style-name="P12">Szöveges bemenet kérése a felhasználótól. Kozvetlenül a megadott memóriacímre írja a szöveget. V<text:span text:style-name="T25">isszatérési értéke 0, ha bezárták az ablakot, 1, ha </text:span>sikeres volt a bevitel<text:span text:style-name="T25">, 2, ha </text:span>sikertelen<text:span text:style-name="T25">.</text:span></text:p>
      <text:p text:style-name="P30"><text:span text:style-name="T5">int</text:span> <text:span text:style-name="T23">alertBox</text:span>(<text:span text:style-name="T12">SDL_Renderer</text:span> *<text:span text:style-name="T16">renderer</text:span>, <text:span text:style-name="T12">SDL_Texture</text:span> *<text:span text:style-name="T16">tiles</text:span>, <text:span text:style-name="T12">TTF_Font</text:span> *<text:span text:style-name="T16">font</text:span>, <text:span text:style-name="T5">char</text:span> *<text:span text:style-name="T16">promptText</text:span>)</text:p>
      <text:p text:style-name="P13">Értesítés mutatása a felhasználónak. Visszatérési értéke 0, ha bezárták az ablakot, 1 ha sikeres volt az előugró ablak.</text:p>
      <text:p text:style-name="P30"><text:span text:style-name="T5">int</text:span> <text:span text:style-name="T23">dialogBox</text:span>(<text:span text:style-name="T12">SDL_Renderer</text:span> *<text:span text:style-name="T16">renderer</text:span>, <text:span text:style-name="T12">SDL_Texture</text:span> *<text:span text:style-name="T16">tiles</text:span>, <text:span text:style-name="T12">TTF_Font</text:span> *<text:span text:style-name="T16">font</text:span>, <text:span text:style-name="T5">char</text:span> *<text:span text:style-name="T16">promptText</text:span>)</text:p>
      <text:p text:style-name="P13">Eldöntendő kérdés feltevése a felhasználónak. <text:span text:style-name="T27">V</text:span><text:span text:style-name="T25">isszatérési értéke 0, ha bezárták az ablakot, 1, ha </text:span>a felhasználó igennel válaszolt<text:span text:style-name="T25">, 2, ha </text:span>nem<text:span text:style-name="T25">.</text:span></text:p>
      <text:p text:style-name="P30"><text:soft-page-break/><text:span text:style-name="T5">void</text:span> <text:span text:style-name="T23">renderTile</text:span>(<text:span text:style-name="T12">SDL_Renderer</text:span> *<text:span text:style-name="T16">renderer</text:span>, <text:span text:style-name="T12">SDL_Texture</text:span> *<text:span text:style-name="T16">tiles</text:span>, <text:span text:style-name="T12">Tile</text:span> <text:span text:style-name="T16">tile</text:span>, <text:span text:style-name="T5">int</text:span> <text:span text:style-name="T16">x</text:span>, <text:span text:style-name="T5">int</text:span> <text:span text:style-name="T16">y</text:span>)</text:p>
      <text:p text:style-name="P13">Játékmező kirajzolása az alábbi koordinátákra.</text:p>
      <text:p text:style-name="P30"><text:span text:style-name="T5">void</text:span> <text:span text:style-name="T23">renderTiles</text:span>(<text:span text:style-name="T12">SDL_Renderer</text:span> *<text:span text:style-name="T16">renderer</text:span>, <text:span text:style-name="T12">SDL_Texture</text:span> *<text:span text:style-name="T16">tiles</text:span>, <text:span text:style-name="T12">Tile</text:span> <text:span text:style-name="T16">tile</text:span>, <text:span text:style-name="T5">int</text:span> <text:span text:style-name="T16">x1</text:span>, <text:span text:style-name="T5">int</text:span> <text:span text:style-name="T16">y1</text:span>, <text:span text:style-name="T5">int</text:span> <text:span text:style-name="T16">x2</text:span>, <text:span text:style-name="T5">int</text:span> <text:span text:style-name="T16">y2</text:span>)</text:p>
      <text:p text:style-name="P13">Játékmezők kirajzolása az alábbi koordinátákkal közrefogott téglalapba</text:p>
      <text:p text:style-name="P30"><text:span text:style-name="T5">void</text:span> <text:span text:style-name="T23">renderFont</text:span>(<text:span text:style-name="T12">SDL_Renderer</text:span> *<text:span text:style-name="T16">renderer</text:span>, <text:span text:style-name="T12">TTF_Font</text:span> *<text:span text:style-name="T16">font</text:span>, <text:span text:style-name="T12">SDL_Color</text:span> <text:span text:style-name="T16">color</text:span>, <text:span text:style-name="T5">char</text:span> *<text:span text:style-name="T16">text</text:span>, <text:span text:style-name="T5">int</text:span> <text:span text:style-name="T16">x</text:span>, <text:span text:style-name="T5">int</text:span> <text:span text:style-name="T16">y</text:span>, <text:span text:style-name="T5">bool</text:span> <text:span text:style-name="T16">centeredX</text:span>, <text:span text:style-name="T5">bool</text:span> <text:span text:style-name="T16">centeredY</text:span>)</text:p>
      <text:p text:style-name="P13">Szöveg kirajzolása az alábbi koordinátákra.</text:p>
      <text:p text:style-name="P30"><text:span text:style-name="T5">bool</text:span> <text:span text:style-name="T23">clickTile</text:span>(<text:span text:style-name="T5">int</text:span> <text:span text:style-name="T16">tileX</text:span>, <text:span text:style-name="T5">int</text:span> <text:span text:style-name="T16">tileY</text:span>, <text:span text:style-name="T5">int</text:span> <text:span text:style-name="T16">clickX</text:span>, <text:span text:style-name="T5">int</text:span> <text:span text:style-name="T16">clickY</text:span>)</text:p>
      <text:p text:style-name="P13">Mezőre kattintás tesztelés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1T17:27:42.553121967</meta:creation-date>
    <dc:date>2021-11-25T22:36:57.833152551</dc:date>
    <meta:editing-duration>PT6H32M59S</meta:editing-duration>
    <meta:editing-cycles>22</meta:editing-cycles>
    <meta:generator>LibreOffice/7.2.2.2$Linux_X86_64 LibreOffice_project/20$Build-2</meta:generator>
    <meta:document-statistic meta:table-count="0" meta:image-count="0" meta:object-count="0" meta:page-count="4" meta:paragraph-count="103" meta:word-count="1247" meta:character-count="9192" meta:non-whitespace-character-count="8037"/>
  </office:meta>
</office:document-meta>
</file>